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ImageWriter.isFunc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mageWriter.supportsMultiImage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mageWriter.createMultiImageWriter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